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5ea85c"/>
    </style:style>
    <style:style style:name="T21" style:family="text">
      <style:text-properties officeooo:rsid="005c44cd"/>
    </style:style>
    <style:style style:name="T22" style:family="text">
      <style:text-properties fo:font-weight="bold" officeooo:rsid="005c44cd" style:font-weight-asian="bold" style:font-weight-complex="bold"/>
    </style:style>
    <style:style style:name="T23" style:family="text">
      <style:text-properties officeooo:rsid="00648391"/>
    </style:style>
    <style:style style:name="T24" style:family="text">
      <style:text-properties fo:font-size="13pt" officeooo:rsid="006239c3" style:font-size-asian="11.3500003814697pt" style:font-size-complex="13pt"/>
    </style:style>
    <style:style style:name="T25" style:family="text">
      <style:text-properties fo:font-size="13pt" fo:font-weight="bold" officeooo:rsid="006239c3" style:font-size-asian="11.3500003814697pt" style:font-weight-asian="bold" style:font-size-complex="13pt" style:font-weight-complex="bold"/>
    </style:style>
    <style:style style:name="T26" style:family="text">
      <style:text-properties officeooo:rsid="004ec518"/>
    </style:style>
    <style:style style:name="T27" style:family="text">
      <style:text-properties officeooo:rsid="0058e060"/>
    </style:style>
    <style:style style:name="T28" style:family="text">
      <style:text-properties fo:font-style="normal" officeooo:rsid="0056f04e" style:font-style-asian="normal" style:font-style-complex="normal"/>
    </style:style>
    <style:style style:name="T29" style:family="text">
      <style:text-properties officeooo:rsid="004ff14a"/>
    </style:style>
    <style:style style:name="T30" style:family="text">
      <style:text-properties officeooo:rsid="00429d15"/>
    </style:style>
    <style:style style:name="T31" style:family="text">
      <style:text-properties officeooo:rsid="00698bab"/>
    </style:style>
    <style:style style:name="T32" style:family="text">
      <style:text-properties fo:font-size="13pt" officeooo:rsid="00675424" style:font-size-asian="11.3500003814697pt" style:font-size-complex="13pt"/>
    </style:style>
    <style:style style:name="T33" style:family="text">
      <style:text-properties officeooo:rsid="00441d00"/>
    </style:style>
    <style:style style:name="T34" style:family="text">
      <style:text-properties officeooo:rsid="006752f7"/>
    </style:style>
    <style:style style:name="T35" style:family="text">
      <style:text-properties officeooo:rsid="0047d7ac"/>
    </style:style>
    <style:style style:name="T36" style:family="text">
      <style:text-properties officeooo:rsid="004a748d"/>
    </style:style>
    <style:style style:name="T37" style:family="text">
      <style:text-properties officeooo:rsid="004d0f9d"/>
    </style:style>
    <style:style style:name="T38" style:family="text">
      <style:text-properties officeooo:rsid="004ed897"/>
    </style:style>
    <style:style style:name="T39" style:family="text">
      <style:text-properties officeooo:rsid="0050d526"/>
    </style:style>
    <style:style style:name="T40" style:family="text">
      <style:text-properties officeooo:rsid="00566019"/>
    </style:style>
    <style:style style:name="T41" style:family="text">
      <style:text-properties officeooo:rsid="00161290"/>
    </style:style>
    <style:style style:name="T4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4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47" style:family="text">
      <style:text-properties officeooo:rsid="038d9d4d"/>
    </style:style>
    <style:style style:name="T48" style:family="text">
      <style:text-properties officeooo:rsid="038dd9cf"/>
    </style:style>
    <style:style style:name="T49" style:family="text">
      <style:text-properties officeooo:rsid="0025668c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 <text:span text:style-name="T23">(</text:span><text:span text:style-name="T24">Dominik H Pesta, Varman T Samuel</text:span><text:span text:style-name="T25">, </text:span><text:span text:style-name="T24">2014</text:span><text:span text:style-name="T23">)</text:span>. <text:span text:style-name="T26">To further aid this, I would avoid drinking sugary or caffeinated beverages, instead opting for </text:span><text:span text:style-name="T27">peppermint tea (</text:span><text:span text:style-name="T28">Luka Netzler, Brian Lovell, 2025</text:span><text:span text:style-name="T27">)</text:span><text:span text:style-name="T26">.</text:span></text:p>
      <text:p text:style-name="P14"/>
      <text:p text:style-name="P15">2. <text:span text:style-name="T29">Focus Management</text:span></text:p>
      <text:p text:style-name="P16">To avoid mental distractions and maintain my dopamine levels, I would turn off all redundant applications (such as Steam, or Discord), <text:span text:style-name="T30">reduce the brightness of my screen, and even reduce </text:span><text:soft-page-break/><text:span text:style-name="T30">saturation </text:span><text:span text:style-name="T31">(</text:span><text:span text:style-name="T32">Craig A. Williamson, Jari J. Morganti, Hannah E. Smithson, 2023)</text:span><text:span text:style-name="T30">. This </text:span><text:span text:style-name="T33">created a monotonous, </text:span><text:span text:style-name="T34">albeit</text:span><text:span text:style-name="T33"> a highly reliable environment in which I could maintain my focus for much longer. </text:span></text:p>
      <text:p text:style-name="P17">To further maintain my focus, and prevent my mind from drifting off, I would utilise the rubber duck <text:span text:style-name="T35">debugging </text:span>technique <text:span text:style-name="T35">(Rubber Duck Debugging, n.d.). </text:span><text:span text:style-name="T36">By narrating my own actions, I could keep my mind anchored in the present moment, </text:span><text:span text:style-name="T37">minimising </text:span><text:span text:style-name="T38">unrelated thought.</text:span></text:p>
      <text:p text:style-name="P17"/>
      <text:p text:style-name="P18"><text:span text:style-name="T39">3. Future Reflection</text:span></text:p>
      <text:p text:style-name="P19">To further improve my workflow in the future, I would also avoid nicotine to keep my heart rate consistent, <text:span text:style-name="T40">instead replacing it with scented candles. </text:span></text:p>
      <text:p text:style-name="P20"/>
      <text:p text:style-name="P11"/>
      <text:p text:style-name="P11"/>
      <text:p text:style-name="P21">Section <text:span text:style-name="T18">2</text:span> – <text:span text:style-name="T41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42">GD</text:span></text:span><text:span text:style-name="Strong_20_Emphasis"><text:span text:style-name="T43">P</text:span></text:span><text:span text:style-name="Strong_20_Emphasis"><text:span text:style-name="T42">R</text:span></text:span><text:span text:style-name="T44"> (</text:span>2018<text:span text:style-name="T44">) </text:span><text:span text:style-name="Emphasis"><text:span text:style-name="T44">General Data Protection Regulation.</text:span></text:span><text:span text:style-name="T44"> Available at: </text:span><text:a xlink:type="simple" xlink:href="https://gdpr-info.eu/" text:style-name="Internet_20_link" text:visited-style-name="Visited_20_Internet_20_Link"><text:span text:style-name="T44">https://gdpr-info.eu/</text:span></text:a><text:span text:style-name="T44"> (</text:span><text:span text:style-name="T45">Accessed: </text:span><text:span text:style-name="T46">5 </text:span><text:span text:style-name="T45"><text:s/></text:span><text:span text:style-name="T46">May</text:span><text:span text:style-name="T45"> 2026</text:span><text:span text:style-name="T44">).</text:span></text:p>
      <text:p text:style-name="P24"><text:span text:style-name="Strong_20_Emphasis">Data Protection Act 2018</text:span> (2018) <text:span text:style-name="Emphasis">c.12.</text:span> London: The Stationery Office. <text:span text:style-name="T47">Available at: </text:span><text:a xlink:type="simple" xlink:href="https://www.legislation.gov.uk/ukpga/2018/12" text:style-name="Internet_20_link" text:visited-style-name="Visited_20_Internet_20_Link"><text:span text:style-name="T47">https://www.legislation.gov.uk/ukpga/2018/12</text:span></text:a><text:span text:style-name="T47"> </text:span><text:span text:style-name="T48">(Accessed: </text:span><text:span text:style-name="T49">5 May</text:span><text:span text:style-name="T48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48">Accessed: </text:span><text:span text:style-name="T49">5</text:span><text:span text:style-name="T48"> </text:span><text:span text:style-name="T49">May</text:span><text:span text:style-name="T48"> 2026</text:span>).</text:p>
      <text:p text:style-name="P26">National Cyber Security Centre <text:span text:style-name="T50">(2021) </text:span><text:span text:style-name="T51">Top tips for staying secure online.</text:span><text:span text:style-name="T5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0">https://www.ncsc.gov.uk/collection/top-tips-for-staying-secure-online/always-back-up-your-most-important-data#section_3</text:span></text:a><text:span text:style-name="T50"> (Accessed 5 May 2026).</text:span></text:p>
      <text:p text:style-name="P27"/>
      <text:p text:style-name="P28"><text:span text:style-name="T5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50">(n.d.) </text:span><text:span text:style-name="T51">Debugging Software with a Rubber Ducky. </text:span><text:span text:style-name="T53">Available at: </text:span><text:a xlink:type="simple" xlink:href="https://rubberduckdebugging.com/" text:style-name="Internet_20_link" text:visited-style-name="Visited_20_Internet_20_Link"><text:span text:style-name="T53">https://rubberduckdebugging.com/</text:span></text:a><text:span text:style-name="T53"> (Accessed: 5 May 2026)</text:span></text:p>
      <text:p text:style-name="P30"/>
      <text:p text:style-name="P31"><text:span text:style-name="T54">Luka Netzler, Brian Lovell</text:span><text:span text:style-name="T5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  <text:p text:style-name="P33"><text:soft-page-break/>Christoph Bamberg, Julia Reinchenberger, Jens Blechert <text:span text:style-name="T50">(2025) </text:span><text:span text:style-name="T51">Stable cognitive performance while adapting to intermittent fasting: A randomised controlled trial</text:span><text:span text:style-name="T53">. Available at: </text:span><text:a xlink:type="simple" xlink:href="https://journals.sagepub.com/doi/10.1177/13591053251351204" text:style-name="Internet_20_link" text:visited-style-name="Visited_20_Internet_20_Link"><text:span text:style-name="T53">https://journals.sagepub.com/doi/10.1177/13591053251351204</text:span></text:a><text:span text:style-name="T53"> (Accessed: 5 May 2026).</text:span></text:p>
      <text:p text:style-name="P34">Dominik H Pesta, Varman T Samuel <text:span text:style-name="T50">(2014) </text:span><text:span text:style-name="T51">A high-protein diet for reducing body fat: mechanisms and possible caveats.</text:span><text:span text:style-name="T50"> Available at: </text:span><text:a xlink:type="simple" xlink:href="https://link.springer.com/article/10.1186/1743-7075-11-53" text:style-name="Internet_20_link" text:visited-style-name="Visited_20_Internet_20_Link"><text:span text:style-name="T50">https://link.springer.com/article/10.1186/1743-7075-11-53</text:span></text:a><text:span text:style-name="T50"> (Accessed: 5 May 2026).</text:span></text:p>
      <text:p text:style-name="P35"/>
      <text:p text:style-name="P36">Craig A. Williamson, Jari J. Morganti, Hannah E. Smithson <text:span text:style-name="T50">(2023) </text:span><text:span text:style-name="T51">Bright-light distractions and visual performance</text:span><text:span text:style-name="T50">. Available at: </text:span><text:a xlink:type="simple" xlink:href="https://www.frontiersin.org/journals/psychology/articles/10.3389/fpsyg.2023.1088975/full" text:style-name="Internet_20_link" text:visited-style-name="Visited_20_Internet_20_Link"><text:span text:style-name="T50">https://www.frontiersin.org/journals/psychology/articles/10.3389/fpsyg.2023.1088975/full</text:span></text:a><text:span text:style-name="T50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12:33.163290219</dc:date>
    <meta:editing-duration>PT1H28M56S</meta:editing-duration>
    <meta:editing-cycles>74</meta:editing-cycles>
    <meta:document-statistic meta:table-count="0" meta:image-count="0" meta:object-count="0" meta:page-count="4" meta:paragraph-count="30" meta:word-count="692" meta:character-count="5102" meta:non-whitespace-character-count="4431"/>
  </office:meta>
</office:document-meta>
</file>